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350d"/>
    </style:style>
    <style:style style:name="P2" style:family="paragraph" style:parent-style-name="Standard">
      <style:text-properties officeooo:rsid="0003350d" officeooo:paragraph-rsid="0003350d"/>
    </style:style>
    <style:style style:name="T1" style:family="text">
      <style:text-properties officeooo:rsid="0003350d"/>
    </style:style>
    <style:style style:name="T2" style:family="text">
      <style:text-properties style:text-position="sub 58%" officeooo:rsid="0003350d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335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xprese los siguientes valores decimales en base 2.</text:p>
      <text:p text:style-name="P1">a)2<text:span text:style-name="T1">5</text:span><text:span text:style-name="T2">10</text:span><text:span text:style-name="T4"> = </text:span></text:p>
      <text:p text:style-name="P1"><text:span text:style-name="T4">25 / 2 = 12 residuo = 1</text:span></text:p>
      <text:p text:style-name="P2"><text:span text:style-name="T3">12 / 2 = 6 residuo = 0</text:span></text:p>
      <text:p text:style-name="P2">6 / 2 = 3 residuo = 0</text:p>
      <text:p text:style-name="P2">3 / 2 = 1 residuo = 1 </text:p>
      <text:p text:style-name="P2">1 / 2 = 0 residuo = 1</text:p>
      <text:p text:style-name="P2"/>
      <text:p text:style-name="P1"><text:span text:style-name="T1">2) </text:span>Obtenga la representación en base 10 de los siguientes valores.</text:p>
      <text:p text:style-name="P1">a)11111<text:span text:style-name="T2">2</text:span> <text:span text:style-name="T1">= </text:span></text:p>
      <text:p text:style-name="P2">1×2⁵ + 1×2⁴ + 1×2³ + 1×2² + 1×2¹ + 1×2⁰ <text:s/></text:p>
      <text:p text:style-name="P2">= 32 + 16 + 8 + 4 + 2 + 1 = 63</text:p>
      <text:p text:style-name="P2"/>
      <text:p text:style-name="P2">111111₂ = 63₁₀</text:p>
      <text:p text:style-name="P2"/>
      <text:p text:style-name="P2"/>
      <text:p text:style-name="P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7:38:32.865189712</meta:creation-date>
    <dc:date>2025-04-11T17:48:07.161883655</dc:date>
    <meta:editing-duration>PT9M34S</meta:editing-duration>
    <meta:editing-cycles>1</meta:editing-cycles>
    <meta:document-statistic meta:table-count="0" meta:image-count="0" meta:object-count="0" meta:page-count="1" meta:paragraph-count="12" meta:word-count="101" meta:character-count="334" meta:non-whitespace-character-count="249"/>
    <meta:generator>LibreOffice/24.2.7.2$Linux_X86_64 LibreOffice_project/420$Build-2</meta:generator>
  </office:meta>
</office:document-meta>
</file>